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417in" style:rel-column-width="4092*"/>
    </style:style>
    <style:style style:name="Table1.B" style:family="table-column">
      <style:table-column-properties style:column-width="1.3833in" style:rel-column-width="1992*"/>
    </style:style>
    <style:style style:name="Table1.C" style:family="table-column">
      <style:table-column-properties style:column-width="1.1917in" style:rel-column-width="1716*"/>
    </style:style>
    <style:style style:name="Table1.D" style:family="table-column">
      <style:table-column-properties style:column-width="1.5083in" style:rel-column-width="21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5417in" table:align="left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1.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670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color="#3465a4" loext:opacity="100%" style:font-name="Linux Biolinum G" fo:font-size="36pt" officeooo:rsid="0003c893" officeooo:paragraph-rsid="0003c893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Linux Biolinum G" fo:font-size="14pt" officeooo:rsid="0003c893" officeooo:paragraph-rsid="0003c89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14pt" officeooo:rsid="0003c893" officeooo:paragraph-rsid="0003c89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nux Biolinum G" fo:font-size="21pt" officeooo:rsid="0003c893" officeooo:paragraph-rsid="0003c893" style:font-size-asian="21pt" style:font-size-complex="21pt"/>
    </style:style>
    <style:style style:name="P5" style:family="paragraph" style:parent-style-name="Table_20_Contents">
      <style:paragraph-properties fo:text-align="start" style:justify-single-word="false"/>
      <style:text-properties style:font-name="Linux Biolinum G" fo:font-size="14pt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Linux Biolinum G" fo:font-size="14pt" officeooo:rsid="0003c893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nux Biolinum G" fo:font-size="14pt" officeooo:rsid="0003c893" officeooo:paragraph-rsid="0003c893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c893" style:text-blinking="false" fo:background-color="transparent"/>
    </style:style>
    <style:style style:name="P10" style:family="paragraph">
      <style:text-properties style:font-name="F" fo:font-size="12pt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3c893"/>
    </style:style>
    <style:style style:name="T2" style:family="text">
      <style:text-properties style:use-window-font-color="true" loext:opacity="0%" fo:font-size="12pt" style:font-size-asian="10.5pt" style:font-size-complex="12pt"/>
    </style:style>
    <style:style style:name="T3" style:family="text">
      <style:text-properties style:font-size-asian="12.25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font-name="Linux Biolinum G"/>
    </style:style>
    <style:style style:name="T6" style:family="text">
      <style:text-properties style:font-name="Linux Biolinum G" fo:font-size="14pt" style:font-name-complex="Linux Biolinum G" style:font-size-complex="14pt"/>
    </style:style>
    <style:style style:name="T7" style:family="text">
      <style:text-properties style:text-position="super 58%" style:font-name="Linux Biolinum G" fo:font-size="14pt" style:font-name-complex="Linux Biolinum G" style:font-size-complex="14pt"/>
    </style:style>
    <style:style style:name="T8" style:family="text">
      <style:text-properties style:font-name="Linux Biolinum G" fo:font-size="14pt" style:font-size-asian="12pt" style:font-size-complex="14pt"/>
    </style:style>
    <style:style style:name="T9" style:family="text">
      <style:text-properties style:font-name="Linux Biolinum G" fo:font-size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color="#1c1c1c" draw:fill="none" draw:fill-color="#ffffff" fo:min-height="1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T GO <text:s text:c="28"/><text:span text:style-name="T2">Préparé Pour:</text:span></text:p>
      <text:p text:style-name="P3">tel: <text:s text:c="94"/>MULTILAB</text:p>
      <text:p text:style-name="P3">adresse: <text:s text:c="86"/>Rue des Métaux La Sokra</text:p>
      <text:p text:style-name="P3">M.F.: <text:s text:c="91"/>Ariana <text:s text:c="2"/></text:p>
      <text:p text:style-name="P2"/>
      <text:p text:style-name="P2"/>
      <text:p text:style-name="P3"/>
      <text:p text:style-name="P4">DEVIS #134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7">Quantité</text:p>
          </table:table-cell>
          <table:table-cell table:style-name="Table1.A1" office:value-type="string">
            <text:p text:style-name="P7">PU H T</text:p>
          </table:table-cell>
          <table:table-cell table:style-name="Table1.D1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P8"><text:bookmark text:name="docs-internal-guid-4886f9b8-7fff-9641-c90e-02b4e5d0b658"/></text:p>
            <text:list xml:id="list135380434" text:style-name="L1">
              <text:list-item>
                <text:p text:style-name="P9"><text:span text:style-name="T3">Site Web Vitrine</text:span></text:p>
              </text:list-item>
              <text:list-item>
                <text:p text:style-name="P9">Admin DashBoar<text:span text:style-name="T1">d</text:span></text:p>
              </text:list-item>
              <text:list-item>
                <text:p text:style-name="P9">SEO friend<text:span text:style-name="T1">ly</text:span></text:p>
              </text:list-item>
              <text:list-item>
                <text:p text:style-name="P9">Responsive Web design</text:p>
              </text:list-item>
              <text:list-item>
                <text:p text:style-name="P9">Entretien technique du site web</text:p>
              </text:list-item>
            </text:list>
            <text:p text:style-name="P5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260<text:span text:style-name="T4">dt</text:span>,50</text:p>
          </table:table-cell>
          <table:table-cell table:style-name="Table1.D2" office:value-type="string">
            <text:p text:style-name="P7">1260<text:span text:style-name="T4">dt</text:span>,50</text:p>
          </table:table-cell>
        </table:table-row>
      </table:table>
      <text:p text:style-name="P3"/>
      <text:p text:style-name="P3"><draw:frame text:anchor-type="paragraph" draw:z-index="0" draw:name="Text Frame 1" draw:style-name="gr1" draw:text-style-name="P11" svg:width="2.9835in" svg:height="1.4579in" svg:x="4.0291in" svg:y="0.1008in"><draw:text-box><text:p text:style-name="P10"><text:s/><text:span text:style-name="T5"><text:s text:c="2"/></text:span><text:span text:style-name="T5">TOTAL HT <text:s text:c="27"/></text:span><text:span text:style-name="T6">1260</text:span><text:span text:style-name="T7">dt</text:span><text:span text:style-name="T6">,50</text:span><text:span text:style-name="T5"> <text:s text:c="10"/></text:span></text:p><text:p text:style-name="P10"><text:span text:style-name="T5"><text:s text:c="3"/></text:span><text:span text:style-name="T5">TOTAL TVA <text:s text:c="26"/></text:span><text:span text:style-name="T6">239</text:span><text:span text:style-name="T7">dt</text:span><text:span text:style-name="T6">,50</text:span><text:span text:style-name="T5"> <text:s text:c="42"/></text:span></text:p><text:p><text:span text:style-name="T5"><text:s text:c="3"/></text:span><text:span text:style-name="T5">Timbre Fiscal <text:s text:c="23"/></text:span><text:span text:style-name="T8">0</text:span><text:span text:style-name="T7">dt</text:span><text:span text:style-name="T6">,600</text:span><text:span text:style-name="T9"> </text:span></text:p><text:p><text:span text:style-name="T5"><text:s/></text:span></text:p><text:p><text:span text:style-name="T5"><text:s text:c="3"/></text:span><text:span text:style-name="T5">TOTAL TTC <text:s text:c="25"/></text:span><text:span text:style-name="T8">1500</text:span><text:span text:style-name="T7">dt</text:span><text:span text:style-name="T6">,60</text:span><text:span text:style-name="T5"> <text:s text:c="6"/></text:span></text:p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Taux </text:p>
          </table:table-cell>
          <table:table-cell table:style-name="Table2.A1" office:value-type="string">
            <text:p text:style-name="P7">HT </text:p>
          </table:table-cell>
          <table:table-cell table:style-name="Table2.C1" office:value-type="string">
            <text:p text:style-name="P7">Montant TVA</text:p>
          </table:table-cell>
        </table:table-row>
        <table:table-row table:style-name="Table2.2">
          <table:table-cell table:style-name="Table2.A2" office:value-type="string">
            <text:p text:style-name="P7">19%</text:p>
          </table:table-cell>
          <table:table-cell table:style-name="Table2.A2" office:value-type="string">
            <text:p text:style-name="P7">1260<text:span text:style-name="T4">dt</text:span>,50</text:p>
          </table:table-cell>
          <table:table-cell table:style-name="Table2.C2" office:value-type="string">
            <text:p text:style-name="P7">239<text:span text:style-name="T4">dt</text:span>,5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02:44:19.939000000</meta:creation-date>
    <dc:date>2023-07-10T03:24:26.999000000</dc:date>
    <meta:editing-duration>PT40M7S</meta:editing-duration>
    <meta:editing-cycles>1</meta:editing-cycles>
    <meta:document-statistic meta:table-count="2" meta:image-count="0" meta:object-count="0" meta:page-count="1" meta:paragraph-count="23" meta:word-count="52" meta:character-count="576" meta:non-whitespace-character-count="248"/>
    <meta:generator>LibreOffice/7.5.2.2$Windows_X86_64 LibreOffice_project/53bb9681a964705cf672590721dbc85eb4d0c3a2</meta:generator>
  </office:meta>
</office:document-meta>
</file>